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co1" style:family="table-column">
      <style:table-column-properties fo:break-before="auto" style:column-width="28.54pt"/>
    </style:style>
    <style:style style:name="co2" style:family="table-column">
      <style:table-column-properties fo:break-before="auto" style:column-width="56.35pt"/>
    </style:style>
    <style:style style:name="co3" style:family="table-column">
      <style:table-column-properties fo:break-before="auto" style:column-width="48.19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70.61pt"/>
    </style:style>
    <style:style style:name="co6" style:family="table-column">
      <style:table-column-properties fo:break-before="auto" style:column-width="16.64pt"/>
    </style:style>
    <style:style style:name="co7" style:family="table-column">
      <style:table-column-properties fo:break-before="auto" style:column-width="230.14pt"/>
    </style:style>
    <style:style style:name="co8" style:family="table-column">
      <style:table-column-properties fo:break-before="auto" style:column-width="355.61pt"/>
    </style:style>
    <style:style style:name="co9" style:family="table-column">
      <style:table-column-properties fo:break-before="auto" style:column-width="49.2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6.75pt" fo:break-before="auto" style:use-optimal-row-height="false"/>
    </style:style>
    <style:style style:name="ro3" style:family="table-row">
      <style:table-row-properties style:row-height="18.74pt" fo:break-before="auto" style:use-optimal-row-height="true"/>
    </style:style>
    <style:style style:name="ro4" style:family="table-row">
      <style:table-row-properties style:row-height="9.0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MyLink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c5e0b4" style:diagonal-bl-tr="none" style:diagonal-tl-br="none" fo:border="0.74pt solid #000000" style:rotation-align="none"/>
    </style:style>
    <style:style style:name="ce4" style:family="table-cell" style:parent-style-name="Normal_20_4">
      <style:table-cell-properties style:rotation-align="none"/>
    </style:style>
    <style:style style:name="ce5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6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Ctx_5f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8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Hyperlink_20_3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ListMonths)" table:allow-empty-cell="true" table:display-list="unsorted" table:base-cell-address="MyLinks.G3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onths</text:p>
          </table:table-cell>
          <table:table-cell/>
          <table:table-cell table:style-name="ce1" office:value-type="string" calcext:value-type="string">
            <text:p>ListMonths</text:p>
          </table:table-cell>
          <table:table-cell table:number-columns-repeated="1020"/>
        </table:table-row>
        <table:table-row table:style-name="ro1">
          <table:table-cell table:style-name="ce2" table:formula="of:=IF([.B2]=&quot;&quot;;&quot;&quot;;MAX([.A$1:.A1])+1)" office:value-type="float" office:value="1" calcext:value-type="float">
            <text:p>1</text:p>
          </table:table-cell>
          <table:table-cell table:style-name="ce2" office:value-type="string" calcext:value-type="string">
            <text:p>January</text:p>
          </table:table-cell>
          <table:table-cell/>
          <table:table-cell table:style-name="ce2" table:formula="of:=IFERROR(INDEX([.$B$2:.$B$13];MATCH(ROW()-ROW([.$D$1]);[.$A$2:.$A$13];0));&quot;&quot;)" office:value-type="string" office:string-value="January" calcext:value-type="string">
            <text:p>January</text:p>
          </table:table-cell>
          <table:table-cell table:number-columns-repeated="2"/>
          <table:table-cell office:value-type="string" calcext:value-type="string">
            <text:p>Select Month</text:p>
          </table:table-cell>
          <table:table-cell table:number-columns-repeated="1017"/>
        </table:table-row>
        <table:table-row table:style-name="ro1">
          <table:table-cell table:style-name="ce2" table:formula="of:=IF([.B3]=&quot;&quot;;&quot;&quot;;MAX([.A$1:.A2])+1)" office:value-type="float" office:value="2" calcext:value-type="float">
            <text:p>2</text:p>
          </table:table-cell>
          <table:table-cell table:style-name="ce2" office:value-type="string" calcext:value-type="string">
            <text:p>February</text:p>
          </table:table-cell>
          <table:table-cell/>
          <table:table-cell table:style-name="ce2" table:formula="of:=IFERROR(INDEX([.$B$2:.$B$13];MATCH(ROW()-ROW([.$D$1]);[.$A$2:.$A$13];0));&quot;&quot;)" office:value-type="string" office:string-value="February" calcext:value-type="string">
            <text:p>February</text:p>
          </table:table-cell>
          <table:table-cell table:number-columns-repeated="2"/>
          <table:table-cell table:style-name="ce3" table:content-validation-name="val1" office:value-type="string" calcext:value-type="string">
            <text:p>August</text:p>
          </table:table-cell>
          <table:table-cell table:number-columns-repeated="1017"/>
        </table:table-row>
        <table:table-row table:style-name="ro1">
          <table:table-cell table:style-name="ce2" table:formula="of:=IF([.B4]=&quot;&quot;;&quot;&quot;;MAX([.A$1:.A3])+1)" office:value-type="float" office:value="3" calcext:value-type="float">
            <text:p>3</text:p>
          </table:table-cell>
          <table:table-cell table:style-name="ce2" office:value-type="string" calcext:value-type="string">
            <text:p>March</text:p>
          </table:table-cell>
          <table:table-cell/>
          <table:table-cell table:style-name="ce2" table:formula="of:=IFERROR(INDEX([.$B$2:.$B$13];MATCH(ROW()-ROW([.$D$1]);[.$A$2:.$A$13];0));&quot;&quot;)" office:value-type="string" office:string-value="March" calcext:value-type="string">
            <text:p>March</text:p>
          </table:table-cell>
          <table:table-cell table:number-columns-repeated="1020"/>
        </table:table-row>
        <table:table-row table:style-name="ro1">
          <table:table-cell table:style-name="ce2" table:formula="of:=IF([.B5]=&quot;&quot;;&quot;&quot;;MAX([.A$1:.A4])+1)" office:value-type="float" office:value="4" calcext:value-type="float">
            <text:p>4</text:p>
          </table:table-cell>
          <table:table-cell table:style-name="ce2" office:value-type="string" calcext:value-type="string">
            <text:p>April</text:p>
          </table:table-cell>
          <table:table-cell/>
          <table:table-cell table:style-name="ce2" table:formula="of:=IFERROR(INDEX([.$B$2:.$B$13];MATCH(ROW()-ROW([.$D$1]);[.$A$2:.$A$13];0));&quot;&quot;)" office:value-type="string" office:string-value="April" calcext:value-type="string">
            <text:p>April</text:p>
          </table:table-cell>
          <table:table-cell table:number-columns-repeated="1020"/>
        </table:table-row>
        <table:table-row table:style-name="ro1">
          <table:table-cell table:style-name="ce2" table:formula="of:=IF([.B6]=&quot;&quot;;&quot;&quot;;MAX([.A$1:.A5])+1)">
            <text:p/>
          </table:table-cell>
          <table:table-cell table:style-name="ce2"/>
          <table:table-cell/>
          <table:table-cell table:style-name="ce2" table:formula="of:=IFERROR(INDEX([.$B$2:.$B$13];MATCH(ROW()-ROW([.$D$1]);[.$A$2:.$A$13];0));&quot;&quot;)" office:value-type="string" office:string-value="June" calcext:value-type="string">
            <text:p>June</text:p>
          </table:table-cell>
          <table:table-cell table:number-columns-repeated="1020"/>
        </table:table-row>
        <table:table-row table:style-name="ro1">
          <table:table-cell table:style-name="ce2" table:formula="of:=IF([.B7]=&quot;&quot;;&quot;&quot;;MAX([.A$1:.A6])+1)" office:value-type="float" office:value="5" calcext:value-type="float">
            <text:p>5</text:p>
          </table:table-cell>
          <table:table-cell table:style-name="ce2" office:value-type="string" calcext:value-type="string">
            <text:p>June</text:p>
          </table:table-cell>
          <table:table-cell/>
          <table:table-cell table:style-name="ce2" table:formula="of:=IFERROR(INDEX([.$B$2:.$B$13];MATCH(ROW()-ROW([.$D$1]);[.$A$2:.$A$13];0));&quot;&quot;)" office:value-type="string" office:string-value="July" calcext:value-type="string">
            <text:p>July</text:p>
          </table:table-cell>
          <table:table-cell table:number-columns-repeated="1020"/>
        </table:table-row>
        <table:table-row table:style-name="ro1">
          <table:table-cell table:style-name="ce2" table:formula="of:=IF([.B8]=&quot;&quot;;&quot;&quot;;MAX([.A$1:.A7])+1)" office:value-type="float" office:value="6" calcext:value-type="float">
            <text:p>6</text:p>
          </table:table-cell>
          <table:table-cell table:style-name="ce2" office:value-type="string" calcext:value-type="string">
            <text:p>July</text:p>
          </table:table-cell>
          <table:table-cell/>
          <table:table-cell table:style-name="ce2" table:formula="of:=IFERROR(INDEX([.$B$2:.$B$13];MATCH(ROW()-ROW([.$D$1]);[.$A$2:.$A$13];0));&quot;&quot;)" office:value-type="string" office:string-value="August" calcext:value-type="string">
            <text:p>August</text:p>
          </table:table-cell>
          <table:table-cell table:number-columns-repeated="1020"/>
        </table:table-row>
        <table:table-row table:style-name="ro1">
          <table:table-cell table:style-name="ce2" table:formula="of:=IF([.B9]=&quot;&quot;;&quot;&quot;;MAX([.A$1:.A8])+1)" office:value-type="float" office:value="7" calcext:value-type="float">
            <text:p>7</text:p>
          </table:table-cell>
          <table:table-cell table:style-name="ce2" office:value-type="string" calcext:value-type="string">
            <text:p>August</text:p>
          </table:table-cell>
          <table:table-cell/>
          <table:table-cell table:style-name="ce2" table:formula="of:=IFERROR(INDEX([.$B$2:.$B$13];MATCH(ROW()-ROW([.$D$1]);[.$A$2:.$A$13];0));&quot;&quot;)" office:value-type="string" office:string-value="October" calcext:value-type="string">
            <text:p>October</text:p>
          </table:table-cell>
          <table:table-cell table:number-columns-repeated="1020"/>
        </table:table-row>
        <table:table-row table:style-name="ro1">
          <table:table-cell table:style-name="ce2" table:formula="of:=IF([.B10]=&quot;&quot;;&quot;&quot;;MAX([.A$1:.A9])+1)">
            <text:p/>
          </table:table-cell>
          <table:table-cell table:style-name="ce2"/>
          <table:table-cell/>
          <table:table-cell table:style-name="ce2" table:formula="of:=IFERROR(INDEX([.$B$2:.$B$13];MATCH(ROW()-ROW([.$D$1]);[.$A$2:.$A$13];0));&quot;&quot;)" office:value-type="string" office:string-value="December" calcext:value-type="string">
            <text:p>December</text:p>
          </table:table-cell>
          <table:table-cell table:number-columns-repeated="1020"/>
        </table:table-row>
        <table:table-row table:style-name="ro1">
          <table:table-cell table:style-name="ce2" table:formula="of:=IF([.B11]=&quot;&quot;;&quot;&quot;;MAX([.A$1:.A10])+1)" office:value-type="float" office:value="8" calcext:value-type="float">
            <text:p>8</text:p>
          </table:table-cell>
          <table:table-cell table:style-name="ce2" office:value-type="string" calcext:value-type="string">
            <text:p>October</text:p>
          </table:table-cell>
          <table:table-cell/>
          <table:table-cell table:style-name="ce2" table:formula="of:=IFERROR(INDEX([.$B$2:.$B$13];MATCH(ROW()-ROW([.$D$1]);[.$A$2:.$A$13];0));&quot;&quot;)">
            <text:p/>
          </table:table-cell>
          <table:table-cell table:number-columns-repeated="1020"/>
        </table:table-row>
        <table:table-row table:style-name="ro1">
          <table:table-cell table:style-name="ce2" table:formula="of:=IF([.B12]=&quot;&quot;;&quot;&quot;;MAX([.A$1:.A11])+1)">
            <text:p/>
          </table:table-cell>
          <table:table-cell table:style-name="ce2"/>
          <table:table-cell/>
          <table:table-cell table:style-name="ce2" table:formula="of:=IFERROR(INDEX([.$B$2:.$B$13];MATCH(ROW()-ROW([.$D$1]);[.$A$2:.$A$13];0));&quot;&quot;)">
            <text:p/>
          </table:table-cell>
          <table:table-cell table:number-columns-repeated="1020"/>
        </table:table-row>
        <table:table-row table:style-name="ro1">
          <table:table-cell table:style-name="ce2" table:formula="of:=IF([.B13]=&quot;&quot;;&quot;&quot;;MAX([.A$1:.A12])+1)" office:value-type="float" office:value="9" calcext:value-type="float">
            <text:p>9</text:p>
          </table:table-cell>
          <table:table-cell table:style-name="ce2" office:value-type="string" calcext:value-type="string">
            <text:p>December</text:p>
          </table:table-cell>
          <table:table-cell/>
          <table:table-cell table:style-name="ce2" table:formula="of:=IFERROR(INDEX([.$B$2:.$B$13];MATCH(ROW()-ROW([.$D$1]);[.$A$2:.$A$13];0));&quot;&quot;)">
            <text:p/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Links" table:style-name="ta2">
        <table:table-column table:style-name="co6" table:default-cell-style-name="ce4"/>
        <table:table-column table:style-name="co7" table:default-cell-style-name="ce5"/>
        <table:table-column table:style-name="co8" table:default-cell-style-name="ce4"/>
        <table:table-column table:style-name="co9" table:number-columns-repeated="1021" table:default-cell-style-name="ce4"/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Contextures Products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<text:a xlink:href="http://www.contextures.com/xlPivotPremAddIn.html" xlink:type="simple">Pivot Power Premium Add-in</text:a></text:p>
          </table:table-cell>
          <table:table-cell office:value-type="string" calcext:value-type="string">
            <text:p>Time-saving tools for pivot table power users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<text:a xlink:href="http://www.contextures.com/exceluserformsfordataentry.html" xlink:type="simple">UserForms for Data Entry ebook Kit</text:a></text:p>
          </table:table-cell>
          <table:table-cell office:value-type="string" calcext:value-type="string">
            <text:p>Step by step instructions and videos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<text:a xlink:href="http://www.contextures.com/exceltoolsaddin.html" xlink:type="simple">Contextures Excel Tools Add-in</text:a></text:p>
          </table:table-cell>
          <table:table-cell office:value-type="string" calcext:value-type="string">
            <text:p>Make instant backups, sort sheets, and many more tools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<text:a xlink:href="http://www.contextures.com/dataentrysearchpopup.html" xlink:type="simple">Data Entry Search Popup</text:a></text:p>
          </table:table-cell>
          <table:table-cell office:value-type="string" calcext:value-type="string">
            <text:p>Makes data entry easier when choosing from long list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<text:a xlink:href="http://www.contextures.com/datavalidationmultiselectpremium.html" xlink:type="simple">Data Entry Popup</text:a></text:p>
          </table:table-cell>
          <table:table-cell office:value-type="string" calcext:value-type="string">
            <text:p>Select single or multiple items from a listbox, to enter in a single cell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<text:a xlink:href="http://www.contextures.com/30excelfunctionsin30days01.html" xlink:type="simple">30 Excel Functions in 30 Days eBook Kit</text:a></text:p>
          </table:table-cell>
          <table:table-cell office:value-type="string" calcext:value-type="string">
            <text:p>Sample workbook and easy to follow user guide for key Excel functions</text:p>
          </table:table-cell>
          <table:table-cell table:number-columns-repeated="1021"/>
        </table:table-row>
        <table:table-row table:style-name="ro4">
          <table:table-cell/>
          <table:table-cell table:style-name="ce8"/>
          <table:table-cell table:number-columns-repeated="1022"/>
        </table:table-row>
        <table:table-row table:style-name="ro3">
          <table:table-cell/>
          <table:table-cell table:style-name="ce6" office:value-type="string" calcext:value-type="string">
            <text:p>Contextures Sites &amp; News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<text:a xlink:href="http://www.contextures.com/excelnewslettersignup.html" xlink:type="simple">Contextures Excel Newsletter</text:a></text:p>
          </table:table-cell>
          <table:table-cell office:value-type="string" calcext:value-type="string">
            <text:p>Weekly Excel tips, tutorials, videos, and news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<text:a xlink:href="http://www.contextures.com/tiptech.html" xlink:type="simple">Contextures Excel Tips Website</text:a></text:p>
          </table:table-cell>
          <table:table-cell office:value-type="string" calcext:value-type="string">
            <text:p>Hundreds of tutorials, tips and sample files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<text:a xlink:href="http://blog.contextures.com/" xlink:type="simple">Contextures Excel Blog</text:a></text:p>
          </table:table-cell>
          <table:table-cell office:value-type="string" calcext:value-type="string">
            <text:p>Read the Excel tutorials and share your comments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<text:a xlink:href="http://www.pivot-table.com/" xlink:type="simple">Excel Pivot Tables Blog</text:a></text:p>
          </table:table-cell>
          <table:table-cell office:value-type="string" calcext:value-type="string">
            <text:p>Pivot table tutorials and tips, with comments and questions</text:p>
          </table:table-cell>
          <table:table-cell table:number-columns-repeated="1021"/>
        </table:table-row>
        <table:table-row table:style-name="ro4">
          <table:table-cell/>
          <table:table-cell table:style-name="ce8"/>
          <table:table-cell table:number-columns-repeated="1022"/>
        </table:table-row>
        <table:table-row table:style-name="ro3">
          <table:table-cell/>
          <table:table-cell table:style-name="ce6" office:value-type="string" calcext:value-type="string">
            <text:p>Other Excel Products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<text:a xlink:href="http://www.contextures.com/ctxrmd" xlink:type="simple">Contextures Recommends</text:a></text:p>
          </table:table-cell>
          <table:table-cell office:value-type="string" calcext:value-type="string">
            <text:p>Other Excel tools and training, recommended by Debra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ListMonths" table:base-cell-address="$Sheet1.$A$1" table:expression="OFFSET([$Sheet1.$D$1];1;0;MAX([$Sheet1.$A$1:.$A$1048576]);1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ejaVu Sans Mono" style:font-family-asian="'DejaVu Sans Mono'" style:font-family-generic-asian="system" style:font-pitch-asian="variable" style:font-size-asian="11pt" style:font-name-complex="Noto Sans Devanagari UI" style:font-family-complex="'Noto Sans Devanagari U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tx_5f_Hyperlink" style:display-name="Ctx_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Arial Narrow" fo:font-family="'Arial Narrow'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3" style:display-name="Hyperlink 3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family="'Arial Narrow'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rmal_20_2_20_3_20_2" style:display-name="Normal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family="'Arial Narrow'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72pt" fo:margin-bottom="36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6pt" fo:margin-left="0pt" fo:margin-right="0pt" fo:margin-top="2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yLinks" style:display-name="PageStyle_MyLinks" style:page-layout-name="Mpm4">
      <style:header style:display="false"/>
      <style:header-left style:display="false"/>
      <style:footer>
        <style:region-left>
          <text:p><text:span text:style-name="MT1">www.contextures.com</text:span></text:p>
        </style:region-left>
        <style:region-right>
          <text:p><text:span text:style-name="MT1"><text:date style:data-style-name="N2" text:date-value="2019-12-06">00/00/0000</text:date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ra Dalgleish</meta:initial-creator>
    <dc:creator>Debra Dalgleish</dc:creator>
    <meta:creation-date>2014-02-22T16:15:38</meta:creation-date>
    <dc:date>2018-04-15T17:51:32</dc:date>
    <meta:generator>LibreOffice/5.4.7.2$Linux_X86_64 LibreOffice_project/c838ef25c16710f8838b1faec480ebba495259d0</meta:generator>
    <meta:document-statistic meta:table-count="2" meta:cell-count="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